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Linienspitzen_20_2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ienspitzen_20_4" draw:marker-end-width="0.3cm" draw:fill="none" draw:textarea-vertical-align="middle"/>
    </style:style>
    <style:style style:name="gr10" style:family="graphic" style:parent-style-name="standard">
      <style:graphic-properties draw:fill="none" draw:opacity="0%" draw:textarea-horizontal-align="justify" draw:textarea-vertical-align="middle" draw:auto-grow-height="false" fo:min-height="8.75cm" fo:min-width="20.5cm" draw:shadow-opacity="0%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13" style:family="graphic" style:parent-style-name="objectwithoutfill">
      <style:graphic-properties draw:stroke="dash" draw:stroke-dash="Dot_20__28_Rounded_29_" svg:stroke-linecap="roun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7b59" loext:opacity="100%" fo:font-size="8pt"/>
    </style:style>
    <style:style style:name="T1" style:family="text">
      <style:text-properties fo:font-size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style:letter-kerning="true" style:font-name-asian="Microsoft YaHei" style:font-size-asian="18pt" style:font-name-complex="Lucida Sans" style:font-size-complex="18pt"/>
    </style:style>
    <style:style style:name="T4" style:family="text">
      <style:text-properties fo:color="#ff7b59" loext:opacity="100%" fo:font-size="8pt"/>
    </style:style>
    <style:style style:name="T5" style:family="text"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0cm" svg:y1="6.25cm" svg:x2="10cm" svg:y2="8cm">
          <text:p/>
        </draw:line>
        <draw:line draw:style-name="gr3" draw:text-style-name="P1" draw:layer="layout" svg:x1="12cm" svg:y1="6.25cm" svg:x2="12cm" svg:y2="9cm">
          <text:p/>
        </draw:line>
        <draw:line draw:style-name="gr2" draw:text-style-name="P1" draw:layer="layout" svg:x1="13.998cm" svg:y1="6.269cm" svg:x2="14cm" svg:y2="8cm">
          <text:p/>
        </draw:line>
        <draw:line draw:style-name="gr2" draw:text-style-name="P1" draw:layer="layout" svg:x1="16cm" svg:y1="6.25cm" svg:x2="16cm" svg:y2="7cm">
          <text:p/>
        </draw:line>
        <draw:frame draw:style-name="gr4" draw:text-style-name="P2" draw:layer="layout" svg:width="7cm" svg:height="0.962cm" svg:x="1cm" svg:y="6.25cm">
          <draw:text-box>
            <text:p>Sollfahrt größer</text:p>
          </draw:text-box>
        </draw:frame>
        <draw:frame draw:style-name="gr4" draw:text-style-name="P4" draw:layer="layout" svg:width="7cm" svg:height="0.962cm" svg:x="15cm" svg:y="6.038cm">
          <draw:text-box>
            <text:p text:style-name="P3">Sollfahrt kleiner</text:p>
          </draw:text-box>
        </draw:frame>
        <draw:frame draw:style-name="gr5" draw:text-style-name="P6" draw:layer="layout" svg:width="3.5cm" svg:height="0.569cm" svg:x="6.25cm" svg:y="7.181cm">
          <draw:text-box>
            <text:p text:style-name="P5"><text:span text:style-name="T1">Oberes Rampen-Ende</text:span></text:p>
          </draw:text-box>
        </draw:frame>
        <draw:frame draw:style-name="gr5" draw:text-style-name="P6" draw:layer="layout" svg:width="3.5cm" svg:height="0.569cm" svg:x="12.25cm" svg:y="8.181cm">
          <draw:text-box>
            <text:p text:style-name="P7"><text:span text:style-name="T2">Untere Schwelle</text:span></text:p>
          </draw:text-box>
        </draw:frame>
        <draw:frame draw:style-name="gr5" draw:text-style-name="P6" draw:layer="layout" svg:width="3.5cm" svg:height="0.569cm" svg:x="14.25cm" svg:y="7.181cm">
          <draw:text-box>
            <text:p text:style-name="P5"><text:span text:style-name="T1">Unteres Rampen-Ende</text:span></text:p>
          </draw:text-box>
        </draw:frame>
        <draw:frame draw:style-name="gr6" draw:text-style-name="P6" draw:layer="layout" svg:width="3.5cm" svg:height="0.319cm" svg:x="8.25cm" svg:y="8.25cm">
          <draw:text-box>
            <text:p text:style-name="P8"><text:span text:style-name="T3">Obere Schwelle</text:span></text:p>
          </draw:text-box>
        </draw:frame>
        <draw:frame draw:style-name="gr4" draw:text-style-name="P9" draw:layer="layout" svg:width="7cm" svg:height="0.962cm" svg:x="8.5cm" svg:y="9.15cm">
          <draw:text-box>
            <text:p text:style-name="P5">Korrekte Sollfahrt </text:p>
          </draw:text-box>
        </draw:frame>
        <draw:line draw:style-name="gr7" draw:text-style-name="P1" draw:layer="layout" svg:x1="15.25cm" svg:y1="5.95cm" svg:x2="15.25cm" svg:y2="5.45cm">
          <text:p/>
        </draw:line>
        <draw:line draw:style-name="gr8" draw:text-style-name="P1" draw:layer="layout" svg:x1="3cm" svg:y1="4.3cm" svg:x2="21cm" svg:y2="4.3cm">
          <text:p/>
        </draw:line>
        <draw:line draw:style-name="gr8" draw:text-style-name="P1" draw:layer="layout" svg:x1="2.991cm" svg:y1="2.345cm" svg:x2="8cm" svg:y2="2.3cm">
          <text:p/>
        </draw:line>
        <draw:line draw:style-name="gr8" draw:text-style-name="P1" draw:layer="layout" svg:x1="16cm" svg:y1="2.3cm" svg:x2="21cm" svg:y2="2.3cm">
          <text:p/>
        </draw:line>
        <draw:line draw:style-name="gr8" draw:text-style-name="P1" draw:layer="layout" svg:x1="8cm" svg:y1="2.345cm" svg:x2="10cm" svg:y2="4.3cm">
          <text:p/>
        </draw:line>
        <draw:line draw:style-name="gr8" draw:text-style-name="P1" draw:layer="layout" svg:x1="16cm" svg:y1="2.3cm" svg:x2="14cm" svg:y2="4.3cm">
          <text:p/>
        </draw:line>
        <draw:line draw:style-name="gr9" draw:text-style-name="P1" draw:layer="layout" svg:x1="2cm" svg:y1="4.3cm" svg:x2="2cm" svg:y2="1.3cm">
          <text:p/>
        </draw:line>
        <draw:frame draw:style-name="gr5" draw:text-style-name="P6" draw:layer="layout" svg:width="3.5cm" svg:height="0.569cm" svg:x="2.25cm" svg:y="0.981cm">
          <draw:text-box>
            <text:p text:style-name="P5"><text:span text:style-name="T1">Eingestellte Lautstärke</text:span></text:p>
          </draw:text-box>
        </draw:frame>
        <draw:frame draw:style-name="gr5" draw:text-style-name="P6" draw:layer="layout" svg:width="3.5cm" svg:height="0.569cm" svg:x="10.25cm" svg:y="3.481cm">
          <draw:text-box>
            <text:p text:style-name="P5"><text:span text:style-name="T1">Lautlos-Fenster</text:span></text:p>
          </draw:text-box>
        </draw:frame>
        <draw:frame draw:style-name="gr5" draw:text-style-name="P6" draw:layer="layout" svg:width="3.5cm" svg:height="0.569cm" svg:x="7.25cm" svg:y="2.731cm">
          <draw:text-box>
            <text:p text:style-name="P5"><text:span text:style-name="T1">Lautstärke-Rampe</text:span></text:p>
          </draw:text-box>
        </draw:frame>
        <draw:frame draw:style-name="gr5" draw:text-style-name="P6" draw:layer="layout" svg:width="3.5cm" svg:height="0.569cm" svg:x="13.25cm" svg:y="2.731cm">
          <draw:text-box>
            <text:p text:style-name="P5"><text:span text:style-name="T1">Lautstärke-Rampe</text:span></text:p>
          </draw:text-box>
        </draw:frame>
        <draw:custom-shape draw:style-name="gr10" draw:text-style-name="P10" draw:layer="layout" svg:width="21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cm" svg:height="0.962cm" svg:x="11.7cm" svg:y="4.388cm">
          <draw:text-box>
            <text:p text:style-name="P5">Aktuelle Fahrt</text:p>
          </draw:text-box>
        </draw:frame>
        <draw:line draw:style-name="gr7" draw:text-style-name="P1" draw:layer="layout" svg:x1="15.248cm" svg:y1="3.25cm" svg:x2="15.25cm" svg:y2="4.25cm">
          <text:p/>
        </draw:line>
        <draw:frame draw:style-name="gr4" draw:text-style-name="P9" draw:layer="layout" svg:width="7cm" svg:height="0.962cm" svg:x="14.7cm" svg:y="3.25cm">
          <draw:text-box>
            <text:p text:style-name="P5">Aktuelle Lautstärke</text:p>
          </draw:text-box>
        </draw:frame>
        <draw:line draw:style-name="gr2" draw:text-style-name="P1" draw:layer="layout" svg:x1="10cm" svg:y1="2cm" svg:x2="8cm" svg:y2="2cm">
          <text:p/>
        </draw:line>
        <draw:line draw:style-name="gr2" draw:text-style-name="P1" draw:layer="layout" svg:x1="14cm" svg:y1="2cm" svg:x2="16cm" svg:y2="2cm">
          <text:p/>
        </draw:line>
        <draw:frame draw:style-name="gr5" draw:text-style-name="P11" draw:layer="layout" svg:width="3.75cm" svg:height="0.569cm" svg:x="6.75cm" svg:y="3.15cm">
          <draw:text-box>
            <text:p text:style-name="P5"><text:span text:style-name="T4">&lt;Volume_Ramp_Width&gt;</text:span></text:p>
          </draw:text-box>
        </draw:frame>
        <draw:frame draw:style-name="gr5" draw:text-style-name="P11" draw:layer="layout" svg:width="3.75cm" svg:height="0.569cm" svg:x="13.5cm" svg:y="2.35cm">
          <draw:text-box>
            <text:p text:style-name="P5"><text:span text:style-name="T4">&lt;Volume_Ramp_Width&gt;</text:span></text:p>
          </draw:text-box>
        </draw:frame>
        <draw:frame draw:style-name="gr11" draw:text-style-name="P12" draw:layer="layout" svg:width="3.5cm" svg:height="0.319cm" svg:x="8.15cm" svg:y="8.6cm">
          <draw:text-box>
            <text:p text:style-name="P8"><text:span text:style-name="T5">&lt;SC_MuteWinUL&gt;</text:span></text:p>
          </draw:text-box>
        </draw:frame>
        <draw:frame draw:style-name="gr12" draw:text-style-name="P13" draw:layer="layout" svg:width="3.5cm" svg:height="0.569cm" svg:x="12.35cm" svg:y="8.531cm">
          <draw:text-box>
            <text:p text:style-name="P7"><text:span text:style-name="T4">&lt;SC_MuteWinLL&gt;</text:span></text:p>
          </draw:text-box>
        </draw:frame>
        <draw:frame draw:style-name="gr5" draw:text-style-name="P11" draw:layer="layout" svg:width="3.75cm" svg:height="0.569cm" svg:x="1.55cm" svg:y="1.4cm">
          <draw:text-box>
            <text:p text:style-name="P5"><text:span text:style-name="T4">&lt;SC_Volume&gt;</text:span></text:p>
          </draw:text-box>
        </draw:frame>
        <draw:line draw:style-name="gr13" draw:text-style-name="P1" draw:layer="layout" svg:x1="8cm" svg:y1="2.5cm" svg:x2="8cm" svg:y2="5.75cm">
          <text:p/>
        </draw:line>
        <draw:line draw:style-name="gr13" draw:text-style-name="P1" draw:layer="layout" svg:x1="10cm" svg:y1="2.55cm" svg:x2="10cm" svg:y2="5.8cm">
          <text:p/>
        </draw:line>
        <draw:line draw:style-name="gr13" draw:text-style-name="P1" draw:layer="layout" svg:x1="15.95cm" svg:y1="2.55cm" svg:x2="15.95cm" svg:y2="5.8cm">
          <text:p/>
        </draw:line>
        <draw:line draw:style-name="gr13" draw:text-style-name="P1" draw:layer="layout" svg:x1="14.1cm" svg:y1="2.55cm" svg:x2="14.1cm" svg:y2="5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0T13:29:39.469000000</dc:date>
    <dc:creator>Horst Rupp</dc:creator>
    <meta:editing-duration>PT17M34S</meta:editing-duration>
    <meta:editing-cycles>10</meta:editing-cycles>
    <meta:generator>LibreOffice/7.3.1.3$Windows_X86_64 LibreOffice_project/a69ca51ded25f3eefd52d7bf9a5fad8c90b87951</meta:generator>
    <meta:document-statistic meta:object-count="39"/>
  </office:meta>
</office:document-meta>
</file>